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c9c4e" officeooo:paragraph-rsid="001c9c4e"/>
    </style:style>
    <style:style style:name="P2" style:family="paragraph" style:parent-style-name="Standard">
      <style:text-properties style:font-name="Arial" officeooo:rsid="00203a91" officeooo:paragraph-rsid="00203a91"/>
    </style:style>
    <style:style style:name="P3" style:family="paragraph" style:parent-style-name="Standard">
      <style:text-properties style:font-name="Arial" officeooo:rsid="002273cc" officeooo:paragraph-rsid="002273cc"/>
    </style:style>
    <style:style style:name="P4" style:family="paragraph" style:parent-style-name="Standard">
      <style:text-properties style:font-name="Arial" officeooo:rsid="00288c02" officeooo:paragraph-rsid="00288c02"/>
    </style:style>
    <style:style style:name="P5" style:family="paragraph" style:parent-style-name="Standard">
      <style:text-properties style:font-name="Arial" officeooo:rsid="002d4d58" officeooo:paragraph-rsid="002d4d58"/>
    </style:style>
    <style:style style:name="P6" style:family="paragraph" style:parent-style-name="Standard">
      <style:text-properties style:font-name="Arial" officeooo:rsid="003c2e52" officeooo:paragraph-rsid="003c2e52"/>
    </style:style>
    <style:style style:name="P7" style:family="paragraph" style:parent-style-name="Standard">
      <style:text-properties style:font-name="Arial" officeooo:rsid="004cc11f" officeooo:paragraph-rsid="004cc11f"/>
    </style:style>
    <style:style style:name="T1" style:family="text">
      <style:text-properties officeooo:rsid="001d8ea5"/>
    </style:style>
    <style:style style:name="T2" style:family="text">
      <style:text-properties officeooo:rsid="001e02c8"/>
    </style:style>
    <style:style style:name="T3" style:family="text">
      <style:text-properties officeooo:rsid="00203a91"/>
    </style:style>
    <style:style style:name="T4" style:family="text">
      <style:text-properties officeooo:rsid="00207e49"/>
    </style:style>
    <style:style style:name="T5" style:family="text">
      <style:text-properties officeooo:rsid="0022e849"/>
    </style:style>
    <style:style style:name="T6" style:family="text">
      <style:text-properties officeooo:rsid="00272584"/>
    </style:style>
    <style:style style:name="T7" style:family="text">
      <style:text-properties officeooo:rsid="00366dff"/>
    </style:style>
    <style:style style:name="T8" style:family="text">
      <style:text-properties officeooo:rsid="0036dd88"/>
    </style:style>
    <style:style style:name="T9" style:family="text">
      <style:text-properties officeooo:rsid="00385b82"/>
    </style:style>
    <style:style style:name="T10" style:family="text">
      <style:text-properties officeooo:rsid="003df94a"/>
    </style:style>
    <style:style style:name="T11" style:family="text">
      <style:text-properties officeooo:rsid="00423725"/>
    </style:style>
    <style:style style:name="T12" style:family="text">
      <style:text-properties officeooo:rsid="00463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)</text:span>15x^4-<text:span text:style-name="T1">0.5</text:span><text:span text:style-name="T2">x</text:span><text:span text:style-name="T1">^3</text:span></text:p>
      <text:p text:style-name="P2">2)<text:span text:style-name="T7">1/(</text:span><text:span text:style-name="T8">2</text:span><text:span text:style-name="T7">*sqrt(x)</text:span><text:span text:style-name="T9">)</text:span><text:span text:style-name="T4">+6x</text:span><text:span text:style-name="T5">^2</text:span></text:p>
      <text:p text:style-name="P3">3)<text:span text:style-name="T6">x^5</text:span></text:p>
      <text:p text:style-name="P4">4)-<text:span text:style-name="T11">1/4x^3</text:span></text:p>
      <text:p text:style-name="P5">5)</text:p>
      <text:p text:style-name="P6">6)<text:span text:style-name="T12">2</text:span><text:span text:style-name="T10">*sin(2x+3)</text:span></text:p>
      <text:p text:style-name="P6"/>
      <text:p text:style-name="P6"/>
      <text:p text:style-name="P7">Buch 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2T12:44:06.838000000</dc:date>
    <meta:editing-duration>PT52M</meta:editing-duration>
    <meta:editing-cycles>31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7" meta:word-count="8" meta:character-count="70" meta:non-whitespace-character-count="69"/>
  </office:meta>
</office:document-meta>
</file>